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d2a8"/>
    </style:style>
    <style:style style:name="P2" style:family="paragraph" style:parent-style-name="Standard">
      <style:text-properties officeooo:rsid="000f84c8" officeooo:paragraph-rsid="000f84c8"/>
    </style:style>
    <style:style style:name="P3" style:family="paragraph" style:parent-style-name="Standard">
      <style:text-properties officeooo:paragraph-rsid="000f84c8"/>
    </style:style>
    <style:style style:name="P4" style:family="paragraph" style:parent-style-name="Standard">
      <style:text-properties officeooo:rsid="00155c83" officeooo:paragraph-rsid="00129204"/>
    </style:style>
    <style:style style:name="P5" style:family="paragraph" style:parent-style-name="Standard">
      <style:text-properties officeooo:rsid="00155c83" officeooo:paragraph-rsid="00155c83"/>
    </style:style>
    <style:style style:name="P6" style:family="paragraph" style:parent-style-name="Standard">
      <style:text-properties officeooo:rsid="001b5bdc" officeooo:paragraph-rsid="001b5bdc"/>
    </style:style>
    <style:style style:name="P7" style:family="paragraph" style:parent-style-name="Standard">
      <style:text-properties officeooo:rsid="000f84c8" officeooo:paragraph-rsid="001df4a8"/>
    </style:style>
    <style:style style:name="P8" style:family="paragraph" style:parent-style-name="Standard" style:list-style-name="L1">
      <style:text-properties officeooo:rsid="00155c83" officeooo:paragraph-rsid="001b5bdc"/>
    </style:style>
    <style:style style:name="P9" style:family="paragraph" style:parent-style-name="Standard" style:list-style-name="L1">
      <style:text-properties officeooo:rsid="0015bf99" officeooo:paragraph-rsid="001b5bdc"/>
    </style:style>
    <style:style style:name="P10" style:family="paragraph" style:parent-style-name="Standard" style:list-style-name="L1">
      <style:text-properties officeooo:rsid="0015bf99" officeooo:paragraph-rsid="0015bf99"/>
    </style:style>
    <style:style style:name="P11" style:family="paragraph" style:parent-style-name="Standard" style:list-style-name="L1">
      <style:text-properties officeooo:rsid="0015bf99" officeooo:paragraph-rsid="0017239c"/>
    </style:style>
    <style:style style:name="P12" style:family="paragraph" style:parent-style-name="Standard" style:list-style-name="L1">
      <style:text-properties officeooo:rsid="0015bf99" officeooo:paragraph-rsid="0019946d"/>
    </style:style>
    <style:style style:name="P13" style:family="paragraph" style:parent-style-name="Standard" style:list-style-name="L1">
      <style:text-properties officeooo:rsid="0015bf99" officeooo:paragraph-rsid="001ae99d"/>
    </style:style>
    <style:style style:name="P14" style:family="paragraph" style:parent-style-name="Standard" style:list-style-name="L1">
      <style:text-properties fo:color="#000000" officeooo:rsid="0019946d" officeooo:paragraph-rsid="001b5bdc"/>
    </style:style>
    <style:style style:name="P15" style:family="paragraph" style:parent-style-name="Standard" style:list-style-name="L1">
      <style:text-properties fo:color="#000000" officeooo:rsid="001bbee5" officeooo:paragraph-rsid="001bbee5"/>
    </style:style>
    <style:style style:name="P16" style:family="paragraph" style:parent-style-name="Standard" style:list-style-name="L1">
      <style:text-properties officeooo:rsid="0019946d" officeooo:paragraph-rsid="0019946d"/>
    </style:style>
    <style:style style:name="P17" style:family="paragraph" style:parent-style-name="Standard">
      <style:text-properties officeooo:paragraph-rsid="000dd2a8"/>
    </style:style>
    <style:style style:name="P18" style:family="paragraph" style:parent-style-name="Standard">
      <style:text-properties officeooo:rsid="001cc8d6" officeooo:paragraph-rsid="001cc8d6"/>
    </style:style>
    <style:style style:name="P19" style:family="paragraph" style:parent-style-name="Standard">
      <style:text-properties officeooo:paragraph-rsid="001cc8d6"/>
    </style:style>
    <style:style style:name="P20" style:family="paragraph" style:parent-style-name="Standard">
      <style:text-properties officeooo:paragraph-rsid="001df4a8"/>
    </style:style>
    <style:style style:name="P21" style:family="paragraph" style:parent-style-name="Standard">
      <style:text-properties officeooo:rsid="001221a9" officeooo:paragraph-rsid="001df4a8"/>
    </style:style>
    <style:style style:name="P22" style:family="paragraph" style:parent-style-name="Standard">
      <style:text-properties officeooo:rsid="00129204" officeooo:paragraph-rsid="001df4a8"/>
    </style:style>
    <style:style style:name="P23" style:family="paragraph" style:parent-style-name="Standard">
      <style:text-properties officeooo:rsid="001df4a8" officeooo:paragraph-rsid="001df4a8"/>
    </style:style>
    <style:style style:name="P24" style:family="paragraph" style:parent-style-name="Standard">
      <style:text-properties officeooo:rsid="001df4a8" officeooo:paragraph-rsid="001e5e8e"/>
    </style:style>
    <style:style style:name="P25" style:family="paragraph" style:parent-style-name="Standard" style:list-style-name="L1">
      <style:text-properties officeooo:rsid="0020e824" officeooo:paragraph-rsid="0020e824"/>
    </style:style>
    <style:style style:name="T1" style:family="text">
      <style:text-properties officeooo:rsid="000dd2a8"/>
    </style:style>
    <style:style style:name="T2" style:family="text">
      <style:text-properties officeooo:rsid="000f84c8"/>
    </style:style>
    <style:style style:name="T3" style:family="text">
      <style:text-properties officeooo:rsid="00129204"/>
    </style:style>
    <style:style style:name="T4" style:family="text">
      <style:text-properties officeooo:rsid="0013b8c3"/>
    </style:style>
    <style:style style:name="T5" style:family="text">
      <style:text-properties style:text-position="super 58%"/>
    </style:style>
    <style:style style:name="T6" style:family="text">
      <style:text-properties officeooo:rsid="001508ce"/>
    </style:style>
    <style:style style:name="T7" style:family="text">
      <style:text-properties officeooo:rsid="0017239c"/>
    </style:style>
    <style:style style:name="T8" style:family="text">
      <style:text-properties officeooo:rsid="0019946d"/>
    </style:style>
    <style:style style:name="T9" style:family="text">
      <style:text-properties fo:color="#000000"/>
    </style:style>
    <style:style style:name="T10" style:family="text">
      <style:text-properties fo:color="#000000" officeooo:rsid="0019946d"/>
    </style:style>
    <style:style style:name="T11" style:family="text">
      <style:text-properties fo:color="#000000" officeooo:rsid="0021c8b9"/>
    </style:style>
    <style:style style:name="T12" style:family="text">
      <style:text-properties fo:color="#000000" style:text-underline-style="solid" style:text-underline-width="auto" style:text-underline-color="font-color" officeooo:rsid="0019946d"/>
    </style:style>
    <style:style style:name="T13" style:family="text">
      <style:text-properties officeooo:rsid="00174eff"/>
    </style:style>
    <style:style style:name="T14" style:family="text">
      <style:text-properties officeooo:rsid="001ae99d"/>
    </style:style>
    <style:style style:name="T15" style:family="text">
      <style:text-properties officeooo:rsid="001b5bdc"/>
    </style:style>
    <style:style style:name="T16" style:family="text">
      <style:text-properties officeooo:rsid="001df4a8"/>
    </style:style>
    <style:style style:name="T17" style:family="text">
      <style:text-properties officeooo:rsid="001e5e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hanks to the referee and editor for the helpful comments. We addressed each comment below and then provided a summary of additional changes that were made.</text:p>
      <text:p text:style-name="P19"/>
      <text:p text:style-name="P1"/>
      <text:p text:style-name="P20"><text:span text:style-name="T1">Referee commented: <text:s/></text:span></text:p>
      <text:p text:style-name="P20"/>
      <text:p text:style-name="P20">1) Sect. 2C, 1st paragraph, line 13: it is stated the pillars (which produce the electric field) are moved 400 microns in order for the atomic beam trajectory to shift from one edge of the gap to the other. Earlier in this paragraph, it is stated that the gap is approximately 4000 microns. Is there a typo here? If not, this apparent discrepancy should be explained.</text:p>
      <text:p text:style-name="P1"/>
      <text:p text:style-name="P7">Response: <text:s/></text:p>
      <text:p text:style-name="P7"/>
      <text:p text:style-name="P7">This was actually not a typo nor a discrepancy, but rather a misunderstanding due to <text:span text:style-name="T3">our </text:span>confusing wording. The gap width is indeed approximately 4000 um. We measure the phase of the interference pattern with the electric field on and off at 10 different positions of the beam inside the gap, with about 400 um between each position. To make this part of the paper more clear, we changed the sentences in question to say: “We begin a polarizability measurement with the assembly positioned such that the beam passes through the gap between the pillars near one of the edges. We take 25 sec of data with the electric field on and 25 sec with it off. We then move the pillars in nine 400 μm increments so that the beam approaches the other edge of the gap, taking 50 sec of data at each location.</text:p>
      <text:p text:style-name="P2"/>
      <text:p text:style-name="P1"/>
      <text:p text:style-name="P20"><text:span text:style-name="T1">Referee commented: <text:s/></text:span></text:p>
      <text:p text:style-name="P20"/>
      <text:p text:style-name="P20">2) Fig. 7: The grating period d_g is given as 100.0(1) nm. How is this uncertainty determined? Since this is one of the dominant contributions to the overall uncertainly, this should be described somewhere in the text (or a reference given).</text:p>
      <text:p text:style-name="P1"/>
      <text:p text:style-name="P7">Response: </text:p>
      <text:p text:style-name="P7"/>
      <text:p text:style-name="P7"><text:span text:style-name="T16">Thank you for mentioning this. We discovered that we should be using a grating period of 99.90(5) nm rather than 100.0(1) nm (the new value is 0.1% different from the old value and has half as much uncertainty). Upon reading your comment, we contacted the manufacterer of the gratings, Tim Savas, to ask what the grating period and period uncertainty was and how that uncertainty was determined. Savas had published an article on the fabrication of those gratings: “Achromatic interferometric lithography for 100-nm-period gratings and grids”, J. Vac. Sci. Technol. B 13, 2732 (1995). Savas gave us the following response:</text:span></text:p>
      <text:p text:style-name="P20"/>
      <text:p text:style-name="P20"><text:span text:style-name="T2">“</text:span>My email only goes back to 2006, I must have lost the old files when transferring stuff to a newer laptop. I did find a few places where I told people p = 99.90 +- 0.05 nm, and told them it was a measurement performed by NIST. (More about this later.)</text:p>
      <text:p text:style-name="Standard"/>
      <text:p text:style-name="Standard">I also thought Peter Toennies' group at one of the MPIs in Germany independently measured the pitch, but I can not find any info on that. I did see a paper where they used the 99.9 +- 0.05 value. This morning I emailed Wieland Schoellkopf (a grad student in Toennies' group at the time) asking him if they did a measurement, and if so, what are the details? I haven't received a reply yet.</text:p>
      <text:p text:style-name="Standard"/>
      <text:p text:style-name="Standard">The NIST-measured sample was done by another customer and communicated to me by email. I no <text:soft-page-break/>longer have that email, but what I remember is the customer (with whom I have an NDA, which is why I'm being a little secretive even though I don't like it) said NIST used their C-AFM to do the measurement. Perhaps if you do a google search of NIST and C-AFM you can find some info on the way they do the measurement and treat the uncertainties. There is no way my customer is going to share detailed info on the measurement.”</text:p>
      <text:p text:style-name="Standard"/>
      <text:p text:style-name="P23">After asking some follow-up questions, Savas responded with more information regarding the uncertainty:</text:p>
      <text:p text:style-name="P23"/>
      <text:p text:style-name="P20"><text:span text:style-name="T16">“</text:span>Yes. The assumption is every daughter grating has the same period; however, there are some details.</text:p>
      <text:p text:style-name="Standard"/>
      <text:p text:style-name="Standard">Let's first define terminology so we don't have confusion. Sometimes "lithography" just means the initial patterning part (the exposure, in this case) and sometimes it refers to the whole process. For our discussion, let's separate the fabrication into two parts: the exposure and the processing. Let's discuss the exposure first.</text:p>
      <text:p text:style-name="Standard"/>
      <text:p text:style-name="Standard">There is some thermal expansion in the parent gratings and mounting hardware, and I never tried to thermally stabilize the tool. Let's say the lab temp didn't vary more than a few degrees C. In that case, I think thermal expansion effects are no larger than ~ 100 parts per million for exposures done at different times -- from day to day.</text:p>
      <text:p text:style-name="Standard"/>
      <text:p text:style-name="Standard">Next, the alignment, from run to run, of the parent gratings and daughter-grating substrate also produces changes in period of the same order (or smaller). So, that is also under a part per thousand.</text:p>
      <text:p text:style-name="Standard"/>
      <text:p text:style-name="Standard">Finally, as far as the exposure is concerned, there is some chirp in the period of the parent gratings. That chirp is very small and can result in a pitch difference, from one chip to the next (over a large exposure area), of 10 or 100 parts per million.</text:p>
      <text:p text:style-name="Standard"/>
      <text:p text:style-name="Standard">Therefore, as far as the exposure is concerned, the period of every daughter grating is identical to within a part per thousand.</text:p>
      <text:p text:style-name="Standard"/>
      <text:p text:style-name="Standard">As far as the remaining processing, nothing can change the period. The initial pattern just gets etched down into the substrate. What can change the pitch however, is stress or thermal expansion in the membrane. I have not analyzed that. The membrane can buckle out of plane, for example, and that would change the pitch.</text:p>
      <text:p text:style-name="Standard"/>
      <text:p text:style-name="Standard">To wrap it up, yes, by measuring the period and uncertainty of one of the daughter gratings (on a solid substrate) at some temp, or one of the parent gratings, then the period and uncertainty of all the daughters at close to the same temp are known to a part per thousand.”</text:p>
      <text:p text:style-name="P7"/>
      <text:p text:style-name="P24">We decided to revise our paper to use Savas's stated period and uncertainty of 99.90(5) nm. This 0.1% change in grating period reduced our measured polarizabilities by 0.1%, which was smaller than the uncertainties in those polarizabilities. The decreased uncertainty in the grating period reduced the fractional uncertainties in our polarizabilities from around 0.18% to around 0.16%. We revised all values in the paper that were derived from those polarizabilities. Since the change in our polarizabilities was insignificant, our measurements still agree or don't agree with everything that they did or didn't agree with before. </text:p>
      <text:p text:style-name="P24"/>
      <text:p text:style-name="P24"><text:span text:style-name="T17">We elected not to discuss the reason for the grating period uncertainty in our paper because we don't </text:span><text:soft-page-break/><text:span text:style-name="T17">have any first-hand experience in determining that uncertainty—we are simply using the manufacturer's stated value. </text:span>In section II, paragraph 1, we cited Savas's article along with his PhD thesis from MIT, “Achromatic Interference Lithography.” </text:p>
      <text:p text:style-name="P24"/>
      <text:p text:style-name="P24"/>
      <text:p text:style-name="P1"/>
      <text:p text:style-name="P1"/>
      <text:p text:style-name="P20"><text:span text:style-name="T1">Referee commented: <text:s/></text:span></text:p>
      <text:p text:style-name="P20"/>
      <text:p text:style-name="P20">3) P. 10, col. 1, line 6: “Trubko2015 [17, 48, 75]” is confusing. Should this be “[30, 17, 48, 75]”?</text:p>
      <text:p text:style-name="P1"/>
      <text:p text:style-name="P7">Response: <text:s/></text:p>
      <text:p text:style-name="P7"/>
      <text:p text:style-name="P7">This was an error. “Trubko2015” referred to a paper not yet submitted for publication. There was no need to cite it here. We removed the text “including Trubko2015”.</text:p>
      <text:p text:style-name="P3"/>
      <text:p text:style-name="P3"/>
      <text:p text:style-name="P20"><text:span text:style-name="T1">Editor commented: <text:s/></text:span></text:p>
      <text:p text:style-name="P20"/>
      <text:p text:style-name="P20">Figure 4(b), 5, 7, 8, 9: For figures that are color online only, please ensure that the figures, captions, and text references to these figures are appropriate for both the online color and the print grayscale versions. Note that the same figure file is used for both versions. Many standard colors have similar grayscale values and therefore may be indistinguishable in the print version. For example, reference to a "blue line" and a "red line" in a figure is insufficient, as these labels are meaningless for the grayscale version. Mention shading or location as an additional description in the caption ["the green (light gray) line," "the green (upper) line"], or use different styles of curves ("dotted blue line," "dashed red line") or data point symbols ("blue circle," "red square") in the figures. (See <text:a xlink:type="simple" xlink:href="http://journals.aps.org/">http://journals.aps.org/</text:a> for more information.)</text:p>
      <text:p text:style-name="P1"/>
      <text:p text:style-name="P21">Response: <text:s/></text:p>
      <text:p text:style-name="P21"/>
      <text:p text:style-name="P21">We changed Figs 4(b), 5, 7, 8, and 9 accordingly. <text:span text:style-name="T4">The three lines in 4(b) are now solid, small dashes, and large dashes. Figs 5 and 7 were converted to grayscale with black, gray, and white bars. Figs 8 and 9 now use markers with unique shapes for each color (rather than all the same shape regardless of color). </text:span></text:p>
      <text:p text:style-name="P19"/>
      <text:p text:style-name="P1"/>
      <text:p text:style-name="P20"><text:span text:style-name="T1">Editor commented: <text:s/></text:span></text:p>
      <text:p text:style-name="P20"/>
      <text:p text:style-name="P20"><text:span text:style-name="T1">Figure 6, 7, 8, 9 labels with subscripts: The lettering in the axis </text:span>labels and/or numbering size should be increased.<text:line-break/></text:p>
      <text:p text:style-name="P22">Response: </text:p>
      <text:p text:style-name="P22"/>
      <text:p text:style-name="P22">We increased the font sizes for labels with subscripts in Figs 6, 7, 8, and 9 accordingly.</text:p>
      <text:p text:style-name="P4"/>
      <text:p text:style-name="P4"/>
      <text:p text:style-name="P6">We also corrected the following errors and provided the following clarifications:</text:p>
      <text:list xml:id="list4537480751002972735" text:style-name="L1">
        <text:list-item>
          <text:p text:style-name="P8">Added “Ami02” to 6<text:span text:style-name="T5">th</text:span> entry in bottom-left graph in Fig 9 and cited it in the caption. Reference <text:soft-page-break/>Bou07 presented a revision of the result in the Ami02.</text:p>
        </text:list-item>
        <text:list-item>
          <text:p text:style-name="P8">Error bars in 2<text:span text:style-name="T5">nd</text:span> entry in top-left graph in Fig 9 were calculated incorrectly. Fixed it.</text:p>
        </text:list-item>
        <text:list-item>
          <text:p text:style-name="P8">The result in reference Mit03 (in Fig 8 and Table 8) is actually semi-empirical, not ab initio. Corrected this in Fig 8, the Fig 8 caption, and Table 8.</text:p>
        </text:list-item>
        <text:list-item>
          <text:p text:style-name="P8">In Table 8, we indicated the method used in different ab initio calculations by adding acronyms to the “Method” column. These acronyms are consistent with previous publications (see J. Mitroy, M. S. Safronova, and C. W. Clark, J. Phys. B 44, 202001 (2010)) and are defined in the Table 8 caption.</text:p>
        </text:list-item>
        <text:list-item>
          <text:p text:style-name="P8">Removed the text “+Side” in Fig 1 because it was irrelevant to the paper (it referred to an older convention of defining the different interferometers that we did not use in this paper).</text:p>
        </text:list-item>
        <text:list-item>
          <text:p text:style-name="P8">Removed “dv” in Eq 5</text:p>
        </text:list-item>
        <text:list-item>
          <text:p text:style-name="P8">Wrote Eq 10 in terms of Einstein A coefficients instead of lifetimes, changed the sentence before Eq 10 accordingly.</text:p>
        </text:list-item>
        <text:list-item>
          <text:p text:style-name="P9"><text:span text:style-name="T15">In s</text:span>ec<text:span text:style-name="T15">tion</text:span> I<text:span text:style-name="T7">IB</text:span>, paragraph <text:span text:style-name="T7">5</text:span>, sentence <text:span text:style-name="T7">2, the “v_0 = 1400 m/s” was a typo and should have been “v_0 = 2100 m/s”. The calculation (2100 m/s) / 14 = 150 m/s is now correct (and all the numbers in it are correct). </text:span></text:p>
        </text:list-item>
        <text:list-item>
          <text:p text:style-name="P9">Sec <text:span text:style-name="T8">IIB</text:span>, paragraph <text:span text:style-name="T8">10</text:span>: <text:span text:style-name="T8">added “See [29] for an </text:span><text:span text:style-name="T10">explanation of how we measured $\theta_g$.”</text:span></text:p>
        </text:list-item>
        <text:list-item>
          <text:p text:style-name="P14">Sec IIB, paragraph 11, sentence 3: changed “over time we measure” to “over time, typically 3% over the course of several hours, we measure”, changed “about” to “twice”</text:p>
        </text:list-item>
        <text:list-item>
          <text:p text:style-name="P15">Sec IIIA, paragraph 1, sentence 3: changed “4 times smaller” to “3 times smaller”</text:p>
        </text:list-item>
        <text:list-item>
          <text:p text:style-name="P9"><text:span text:style-name="T10">Sec IIIA, paragraph 3, sentence 4: </text:span><text:span text:style-name="T11">cited Derevianko et al </text:span><text:span text:style-name="T10">(</text:span><text:span text:style-name="T11">1999</text:span><text:span text:style-name="T10">)</text:span><text:span text:style-name="T11">, ended sentence with “</text:span><text:span text:style-name="T10">, and </text:span><text:span text:style-name="T12">Derevianko</text:span><text:span text:style-name="T10"> and </text:span><text:span text:style-name="T12">Porsev's</text:span><text:span text:style-name="T10"> later $\acs$ prediction \cite{</text:span><text:span text:style-name="T12">Derevianko2001</text:span><text:span text:style-name="T10">} was made using a measured van </text:span><text:span text:style-name="T12">der</text:span><text:span text:style-name="T10"> </text:span><text:span text:style-name="T12">Waals</text:span><text:span text:style-name="T10"> $C_6$ coefficient.”</text:span></text:p>
        </text:list-item>
        <text:list-item>
          <text:p text:style-name="P25"><text:span text:style-name="T10">A</text:span><text:span text:style-name="T9">dded the angstroms^3 label to the title of the second column of Table 7</text:span></text:p>
        </text:list-item>
      </text:list>
      <text:p text:style-name="P4"/>
      <text:p text:style-name="P4"/>
      <text:p text:style-name="P5">We also made the <text:span text:style-name="T15">following grammatical corrections and changes of word choice/phrasing</text:span>:</text:p>
      <text:list xml:id="list175356649418164" text:continue-numbering="true" text:style-name="L1">
        <text:list-item>
          <text:p text:style-name="P10">Sec I, paragraph 1, sentence 3: changed “many” to “several”</text:p>
        </text:list-item>
        <text:list-item>
          <text:p text:style-name="P10">Sec I, paragraph 4, sentence 2: changed “<text:span text:style-name="T6">coupling strength, E_PNC, of</text:span>” to “<text:span text:style-name="T6">PNC amplitude E_PNC due to</text:span>”, removed “the” in “the electric dipole”</text:p>
        </text:list-item>
        <text:list-item>
          <text:p text:style-name="P10">Sec I, paragraph 5, sentence 3: changed “that” to “was”</text:p>
        </text:list-item>
        <text:list-item>
          <text:p text:style-name="P11">Sec I, paragraph 5, sentence 6: changed “detector obtain” to “detector to obtain”</text:p>
        </text:list-item>
        <text:list-item>
          <text:p text:style-name="P10">Sec IIA, paragraph 2, sentence 2: changed “1 eV in our” to “1 eV for Cs in <text:span text:style-name="T7">our</text:span>”</text:p>
        </text:list-item>
        <text:list-item>
          <text:p text:style-name="P12">Sec <text:span text:style-name="T8">IIC</text:span>, paragraph <text:span text:style-name="T8">6,</text:span> sentence <text:span text:style-name="T8">1</text:span>: changed “<text:span text:style-name="T13">a_pillars to 0.5 um accuracy</text:span>” to “<text:span text:style-name="T13">the gap between the pillars, 2a_pillars, to 1 um accuracy</text:span>” <text:span text:style-name="T8">(The meaning is the same, the latter is stated more precisely.)</text:span></text:p>
        </text:list-item>
        <text:list-item>
          <text:p text:style-name="P11">Sec <text:span text:style-name="T8">IID</text:span>, paragraph <text:span text:style-name="T8">2,</text:span> sentence <text:span text:style-name="T8">2</text:span>: changed “<text:span text:style-name="T8">obtain</text:span>” to “<text:span text:style-name="T8">estimate</text:span>”</text:p>
        </text:list-item>
        <text:list-item>
          <text:p text:style-name="P16">Table IV caption, sentence 2: changed first and third instances of the word “errors” to “uncertainties”</text:p>
        </text:list-item>
        <text:list-item>
          <text:p text:style-name="P11">Sec <text:span text:style-name="T8">III</text:span>, paragraph <text:span text:style-name="T8">2,</text:span> <text:span text:style-name="T8">last sentence</text:span>: changed “<text:span text:style-name="T8">the Outlook section (Section IV)</text:span>” to “<text:span text:style-name="T8">Section IV</text:span>”</text:p>
        </text:list-item>
        <text:list-item>
          <text:p text:style-name="P11">Sec <text:span text:style-name="T8">IIIA,</text:span> paragraph <text:span text:style-name="T8">3,</text:span> sentence <text:span text:style-name="T8">3</text:span>: changed “<text:span text:style-name="T8">match our</text:span>” to “<text:span text:style-name="T8">match all three of our</text:span>”, <text:span text:style-name="T8">cited Derevianko et al (1999)</text:span></text:p>
        </text:list-item>
        <text:list-item>
          <text:p text:style-name="P11">Sec <text:span text:style-name="T14">IIIB</text:span>, paragraph <text:span text:style-name="T14">1,</text:span> sentence <text:span text:style-name="T14">2</text:span>: changed “; <text:span text:style-name="T14">those</text:span>” to “. <text:span text:style-name="T14">Those</text:span>”</text:p>
        </text:list-item>
        <text:list-item>
          <text:p text:style-name="P11">Sec <text:span text:style-name="T14">IIIC</text:span>, paragraph <text:span text:style-name="T14">3,</text:span> sentence <text:span text:style-name="T14">1</text:span>: changed “<text:span text:style-name="T14">coupling strength</text:span>” to “<text:span text:style-name="T14">amplitude</text:span>”</text:p>
        </text:list-item>
        <text:list-item>
          <text:p text:style-name="P13">Sec <text:span text:style-name="T14">IIIC</text:span>, paragraph <text:span text:style-name="T14">3,</text:span> sentence <text:span text:style-name="T14">2</text:span>: <text:span text:style-name="T14">added “as a test of the standard model” at end of sentence</text:span></text:p>
        </text:list-item>
        <text:list-item>
          <text:p text:style-name="P11">Sec <text:span text:style-name="T14">IV</text:span>, paragraph <text:span text:style-name="T14">1,</text:span> sentence <text:span text:style-name="T14">1</text:span>: changed “<text:span text:style-name="T14">easily</text:span>” to “<text:span text:style-name="T14">accurately</text:span>”</text:p>
        </text:list-item>
        <text:list-item>
          <text:p text:style-name="P11"><text:soft-page-break/>Sec <text:span text:style-name="T14">IV</text:span>, paragraph <text:span text:style-name="T14">1,</text:span> sentence <text:span text:style-name="T14">2</text:span>: <text:span text:style-name="T14">removed “direct measurement o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well Gregoire</meta:initial-creator>
    <meta:creation-date>2015-10-19T10:45:49.135565544</meta:creation-date>
    <dc:date>2015-10-20T17:53:55.555056225</dc:date>
    <dc:creator>Maxwell Gregoire</dc:creator>
    <meta:editing-duration>PT8H29M33S</meta:editing-duration>
    <meta:editing-cycles>18</meta:editing-cycles>
    <meta:generator>LibreOffice/4.2.8.2$Linux_X86_64 LibreOffice_project/420m0$Build-2</meta:generator>
    <meta:document-statistic meta:table-count="0" meta:image-count="0" meta:object-count="0" meta:page-count="5" meta:paragraph-count="65" meta:word-count="2008" meta:character-count="11560" meta:non-whitespace-character-count="9623"/>
  </office:meta>
</office:document-meta>
</file>